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D_MST_results" table:style-name="ta1">
        <table:shapes>
          <draw:frame draw:z-index="0" draw:style-name="gr1" draw:text-style-name="P1" svg:width="6.2976in" svg:height="3.5453in" svg:x="2.7705in" svg:y="1.0252in">
            <draw:object draw:notify-on-update-of-ranges="RD_MST_results.A1:RD_MST_results.A9 RD_MST_results.B1:RD_MST_results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3984in" svg:y="1.0535in">
            <draw:object draw:notify-on-update-of-ranges="RD_MST_results.A1:RD_MST_results.A9 RD_MST_results.C1:RD_MST_results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antStep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NR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43952" calcext:value-type="float">
            <text:p>0.00943952</text:p>
          </table:table-cell>
          <table:table-cell office:value-type="float" office:value="93.35414522" calcext:value-type="float">
            <text:p>93.3541452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830633" calcext:value-type="float">
            <text:p>0.03830633</text:p>
          </table:table-cell>
          <table:table-cell office:value-type="float" office:value="65.08680701" calcext:value-type="float">
            <text:p>65.0868070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972441" calcext:value-type="float">
            <text:p>0.06972441</text:p>
          </table:table-cell>
          <table:table-cell office:value-type="float" office:value="53.55174078" calcext:value-type="float">
            <text:p>53.5517407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549879" calcext:value-type="float">
            <text:p>0.15549879</text:p>
          </table:table-cell>
          <table:table-cell office:value-type="float" office:value="37.9412762" calcext:value-type="float">
            <text:p>37.9412762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36429806" calcext:value-type="float">
            <text:p>0.36429806</text:p>
          </table:table-cell>
          <table:table-cell office:value-type="float" office:value="21.3261407" calcext:value-type="float">
            <text:p>21.3261407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69002602" calcext:value-type="float">
            <text:p>0.69002602</text:p>
          </table:table-cell>
          <table:table-cell office:value-type="float" office:value="9.40632224" calcext:value-type="float">
            <text:p>9.40632224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98411124" calcext:value-type="float">
            <text:p>0.98411124</text:p>
          </table:table-cell>
          <table:table-cell office:value-type="float" office:value="1.26666268" calcext:value-type="float">
            <text:p>1.26666268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06236443" calcext:value-type="float">
            <text:p>1.06236443</text:p>
          </table:table-cell>
          <table:table-cell office:value-type="float" office:value="0.00209227" calcext:value-type="float">
            <text:p>0.002092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4T10:39:57.820357900</dc:date>
    <meta:editing-duration>PT3M1S</meta:editing-duration>
    <meta:editing-cycles>1</meta:editing-cycles>
    <meta:generator>LibreOffice/25.8.2.2$Windows_X86_64 LibreOffice_project/d401f2107ccab8f924a8e2df40f573aab7605b6f</meta:generator>
    <meta:document-statistic meta:table-count="1" meta:cell-count="2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3.889cm" svg:y="4.204cm" style:legend-expansion="high" chart:style-name="ch2"/>
        <chart:plot-area chart:style-name="ch3" svg:x="0.319cm" svg:y="0.18cm" svg:width="13.251cm" svg:height="8.646cm">
          <chart:coordinate-region svg:x="1.142cm" svg:y="0.38cm" svg:width="11.948cm" svg:height="7.799cm"/>
          <chart:axis chart:dimension="x" chart:name="primary-x" chart:style-name="ch4" chartooo:axis-type="auto">
            <chartooo:date-scale/>
            <chart:categories table:cell-range-address="RD_MST_results.A1:RD_MST_results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D_MST_results.B1:RD_MST_results.B9" loext:label-string="rmse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</table:table-cell>
            </table:table-row>
          </table:table-header-rows>
          <table:table-rows>
            <table:table-row>
              <table:table-cell office:value-type="string">
                <text:p>QuantStep</text:p>
                <draw:g>
                  <svg:desc>RD_MST_results.A1:RD_MST_results.A9</svg:desc>
                </draw:g>
              </table:table-cell>
              <table:table-cell office:value-type="float" office:value="NaN">
                <text:p>NaN</text:p>
                <draw:g>
                  <svg:desc>RD_MST_results.B1:RD_MST_results.B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943952">
                <text:p>0.009439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830633">
                <text:p>0.038306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6972441">
                <text:p>0.0697244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5549879">
                <text:p>0.1554987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36429806">
                <text:p>0.364298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69002602">
                <text:p>0.690026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98411124">
                <text:p>0.9841112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06236443">
                <text:p>1.06236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78cm" svg:y="4.201cm" style:legend-expansion="high" chart:style-name="ch2"/>
        <chart:plot-area chart:style-name="ch3" svg:x="2.789cm" svg:y="1.005cm" svg:width="13.537cm" svg:height="8.639cm">
          <chart:coordinate-region svg:x="3.614cm" svg:y="1.204cm" svg:width="12.232cm" svg:height="7.793cm"/>
          <chart:axis chart:dimension="x" chart:name="primary-x" chart:style-name="ch4" chartooo:axis-type="auto">
            <chartooo:date-scale/>
            <chart:categories table:cell-range-address="RD_MST_results.A1:RD_MST_results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D_MST_results.C1:RD_MST_results.C9" loext:label-string="snr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r</text:p>
              </table:table-cell>
            </table:table-row>
          </table:table-header-rows>
          <table:table-rows>
            <table:table-row>
              <table:table-cell office:value-type="string">
                <text:p>QuantStep</text:p>
                <draw:g>
                  <svg:desc>RD_MST_results.A1:RD_MST_results.A9</svg:desc>
                </draw:g>
              </table:table-cell>
              <table:table-cell office:value-type="float" office:value="NaN">
                <text:p>NaN</text:p>
                <draw:g>
                  <svg:desc>RD_MST_results.C1:RD_MST_results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3.35414522">
                <text:p>93.354145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5.08680701">
                <text:p>65.0868070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3.55174078">
                <text:p>53.551740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7.9412762">
                <text:p>37.941276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.3261407">
                <text:p>21.32614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.40632224">
                <text:p>9.4063222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26666268">
                <text:p>1.2666626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209227">
                <text:p>0.00209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